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5fd9f"/>
    </style:style>
    <style:style style:name="P2" style:family="paragraph">
      <style:paragraph-properties style:writing-mode="lr-tb"/>
    </style:style>
    <style:style style:name="T1" style:family="text">
      <style:text-properties officeooo:rsid="0005fd9f"/>
    </style:style>
    <style:style style:name="gr1" style:family="graphic" style:parent-style-name="Frame">
      <style:graphic-properties draw:textarea-horizontal-align="justify" draw:textarea-vertical-align="middle" draw:auto-grow-height="false" fo:min-height="2.992cm" fo:min-width="3.29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Alakzat1" draw:style-name="gr1" draw:text-style-name="P2" svg:width="6.592cm" svg:height="5.984cm" svg:x="10.403cm" svg:y="6.204cm"><text:p text:style-name="P1"><text:span text:style-name="T1">Align me!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10T14:06:56.785000000</dc:date>
    <meta:editing-duration>PT2M30S</meta:editing-duration>
    <meta:editing-cycles>6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